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team</text:p>
          </table:table-cell>
          <table:table-cell office:value-type="float" office:value="2022" calcext:value-type="float">
            <text:p>2022</text:p>
          </table:table-cell>
          <table:table-cell office:value-type="float" office:value="2021" calcext:value-type="float">
            <text:p>2021</text:p>
          </table:table-cell>
          <table:table-cell office:value-type="float" office:value="2020" calcext:value-type="float">
            <text:p>2020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0.9880129" calcext:value-type="float">
            <text:p>0.9880129</text:p>
          </table:table-cell>
          <table:table-cell office:value-type="float" office:value="0.977664" calcext:value-type="float">
            <text:p>0.977664</text:p>
          </table:table-cell>
          <table:table-cell office:value-type="float" office:value="0.9321161" calcext:value-type="float">
            <text:p>0.9321161</text:p>
          </table:table-cell>
          <table:table-cell office:value-type="float" office:value="0.8965356" calcext:value-type="float">
            <text:p>0.8965356</text:p>
          </table:table-cell>
          <table:table-cell office:value-type="float" office:value="0.943858" calcext:value-type="float">
            <text:p>0.943858</text:p>
          </table:table-cell>
          <table:table-cell office:value-type="float" office:value="0.9389494" calcext:value-type="float">
            <text:p>0.938949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0.7925311" calcext:value-type="float">
            <text:p>0.7925311</text:p>
          </table:table-cell>
          <table:table-cell office:value-type="float" office:value="0.8064216" calcext:value-type="float">
            <text:p>0.8064216</text:p>
          </table:table-cell>
          <table:table-cell office:value-type="float" office:value="0.8014981" calcext:value-type="float">
            <text:p>0.8014981</text:p>
          </table:table-cell>
          <table:table-cell office:value-type="float" office:value="0.8122659" calcext:value-type="float">
            <text:p>0.8122659</text:p>
          </table:table-cell>
          <table:table-cell office:value-type="float" office:value="0.8214971" calcext:value-type="float">
            <text:p>0.8214971</text:p>
          </table:table-cell>
          <table:table-cell office:value-type="float" office:value="0.8173213" calcext:value-type="float">
            <text:p>0.817321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0.9253112" calcext:value-type="float">
            <text:p>0.9253112</text:p>
          </table:table-cell>
          <table:table-cell office:value-type="float" office:value="0.9655654" calcext:value-type="float">
            <text:p>0.9655654</text:p>
          </table:table-cell>
          <table:table-cell office:value-type="float" office:value="0.9882959" calcext:value-type="float">
            <text:p>0.9882959</text:p>
          </table:table-cell>
          <table:table-cell office:value-type="float" office:value="0.9527154" calcext:value-type="float">
            <text:p>0.9527154</text:p>
          </table:table-cell>
          <table:table-cell office:value-type="float" office:value="1" calcext:value-type="float">
            <text:p>1</text:p>
          </table:table-cell>
          <table:table-cell office:value-type="float" office:value="0.9124468" calcext:value-type="float">
            <text:p>0.912446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90403" calcext:value-type="float">
            <text:p>0.9990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0.7422775" calcext:value-type="float">
            <text:p>0.7422775</text:p>
          </table:table-cell>
          <table:table-cell office:value-type="float" office:value="0.7487203" calcext:value-type="float">
            <text:p>0.7487203</text:p>
          </table:table-cell>
          <table:table-cell office:value-type="float" office:value="0.7518727" calcext:value-type="float">
            <text:p>0.7518727</text:p>
          </table:table-cell>
          <table:table-cell office:value-type="float" office:value="0.7485955" calcext:value-type="float">
            <text:p>0.7485955</text:p>
          </table:table-cell>
          <table:table-cell office:value-type="float" office:value="0.7581574" calcext:value-type="float">
            <text:p>0.7581574</text:p>
          </table:table-cell>
          <table:table-cell office:value-type="float" office:value="0.778514" calcext:value-type="float">
            <text:p>0.77851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0.8188105" calcext:value-type="float">
            <text:p>0.8188105</text:p>
          </table:table-cell>
          <table:table-cell office:value-type="float" office:value="0.8306189" calcext:value-type="float">
            <text:p>0.8306189</text:p>
          </table:table-cell>
          <table:table-cell office:value-type="float" office:value="0.7490637" calcext:value-type="float">
            <text:p>0.7490637</text:p>
          </table:table-cell>
          <table:table-cell office:value-type="float" office:value="0.7242509" calcext:value-type="float">
            <text:p>0.7242509</text:p>
          </table:table-cell>
          <table:table-cell office:value-type="float" office:value="0.7696737" calcext:value-type="float">
            <text:p>0.7696737</text:p>
          </table:table-cell>
          <table:table-cell office:value-type="float" office:value="0.7212494" calcext:value-type="float">
            <text:p>0.7212494</text:p>
          </table:table-cell>
        </table:table-row>
        <table:table-row table:style-name="ro1">
          <table:table-cell office:value-type="string" calcext:value-type="string">
            <text:p>Costa Rica</text:p>
          </table:table-cell>
          <table:table-cell office:value-type="float" office:value="0.8035961" calcext:value-type="float">
            <text:p>0.8035961</text:p>
          </table:table-cell>
          <table:table-cell office:value-type="float" office:value="0.752443" calcext:value-type="float">
            <text:p>0.752443</text:p>
          </table:table-cell>
          <table:table-cell office:value-type="float" office:value="0.7593633" calcext:value-type="float">
            <text:p>0.7593633</text:p>
          </table:table-cell>
          <table:table-cell office:value-type="float" office:value="0.8071161" calcext:value-type="float">
            <text:p>0.8071161</text:p>
          </table:table-cell>
          <table:table-cell office:value-type="float" office:value="0.7955854" calcext:value-type="float">
            <text:p>0.7955854</text:p>
          </table:table-cell>
          <table:table-cell office:value-type="float" office:value="0.82584" calcext:value-type="float">
            <text:p>0.8258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0.8884278" calcext:value-type="float">
            <text:p>0.8884278</text:p>
          </table:table-cell>
          <table:table-cell office:value-type="float" office:value="0.8645882" calcext:value-type="float">
            <text:p>0.8645882</text:p>
          </table:table-cell>
          <table:table-cell office:value-type="float" office:value="0.8707865" calcext:value-type="float">
            <text:p>0.8707865</text:p>
          </table:table-cell>
          <table:table-cell office:value-type="float" office:value="0.9012172" calcext:value-type="float">
            <text:p>0.9012172</text:p>
          </table:table-cell>
          <table:table-cell office:value-type="float" office:value="0.921785" calcext:value-type="float">
            <text:p>0.921785</text:p>
          </table:table-cell>
          <table:table-cell office:value-type="float" office:value="0.878372" calcext:value-type="float">
            <text:p>0.87837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0.9087137" calcext:value-type="float">
            <text:p>0.9087137</text:p>
          </table:table-cell>
          <table:table-cell office:value-type="float" office:value="0.9013495" calcext:value-type="float">
            <text:p>0.9013495</text:p>
          </table:table-cell>
          <table:table-cell office:value-type="float" office:value="0.9021536" calcext:value-type="float">
            <text:p>0.9021536</text:p>
          </table:table-cell>
          <table:table-cell office:value-type="float" office:value="0.8885768" calcext:value-type="float">
            <text:p>0.8885768</text:p>
          </table:table-cell>
          <table:table-cell office:value-type="float" office:value="0.9073896" calcext:value-type="float">
            <text:p>0.9073896</text:p>
          </table:table-cell>
          <table:table-cell office:value-type="float" office:value="0.8717463" calcext:value-type="float">
            <text:p>0.871746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0.8626095" calcext:value-type="float">
            <text:p>0.8626095</text:p>
          </table:table-cell>
          <table:table-cell office:value-type="float" office:value="0.8604002" calcext:value-type="float">
            <text:p>0.8604002</text:p>
          </table:table-cell>
          <table:table-cell office:value-type="float" office:value="0.8548689" calcext:value-type="float">
            <text:p>0.8548689</text:p>
          </table:table-cell>
          <table:table-cell office:value-type="float" office:value="0.829588" calcext:value-type="float">
            <text:p>0.829588</text:p>
          </table:table-cell>
          <table:table-cell office:value-type="float" office:value="0.828215" calcext:value-type="float">
            <text:p>0.828215</text:p>
          </table:table-cell>
          <table:table-cell office:value-type="float" office:value="0.8267866" calcext:value-type="float">
            <text:p>0.8267866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0.9022591" calcext:value-type="float">
            <text:p>0.9022591</text:p>
          </table:table-cell>
          <table:table-cell office:value-type="float" office:value="0.9455561" calcext:value-type="float">
            <text:p>0.9455561</text:p>
          </table:table-cell>
          <table:table-cell office:value-type="float" office:value="0.9185393" calcext:value-type="float">
            <text:p>0.9185393</text:p>
          </table:table-cell>
          <table:table-cell office:value-type="float" office:value="0.917603" calcext:value-type="float">
            <text:p>0.917603</text:p>
          </table:table-cell>
          <table:table-cell office:value-type="float" office:value="0.9385797" calcext:value-type="float">
            <text:p>0.9385797</text:p>
          </table:table-cell>
          <table:table-cell office:value-type="float" office:value="0.9148131" calcext:value-type="float">
            <text:p>0.914813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.9243891" calcext:value-type="float">
            <text:p>0.9243891</text:p>
          </table:table-cell>
          <table:table-cell office:value-type="float" office:value="0.9841787" calcext:value-type="float">
            <text:p>0.9841787</text:p>
          </table:table-cell>
          <table:table-cell office:value-type="float" office:value="0.9798689" calcext:value-type="float">
            <text:p>0.9798689</text:p>
          </table:table-cell>
          <table:table-cell office:value-type="float" office:value="0.9803371" calcext:value-type="float">
            <text:p>0.9803371</text:p>
          </table:table-cell>
          <table:table-cell office:value-type="float" office:value="0.9827255" calcext:value-type="float">
            <text:p>0.9827255</text:p>
          </table:table-cell>
          <table:table-cell office:value-type="float" office:value="0.9413157" calcext:value-type="float">
            <text:p>0.941315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0.9050254" calcext:value-type="float">
            <text:p>0.9050254</text:p>
          </table:table-cell>
          <table:table-cell office:value-type="float" office:value="0.9134481" calcext:value-type="float">
            <text:p>0.9134481</text:p>
          </table:table-cell>
          <table:table-cell office:value-type="float" office:value="0.9157303" calcext:value-type="float">
            <text:p>0.9157303</text:p>
          </table:table-cell>
          <table:table-cell office:value-type="float" office:value="0.9073034" calcext:value-type="float">
            <text:p>0.9073034</text:p>
          </table:table-cell>
          <table:table-cell office:value-type="float" office:value="0.9428983" calcext:value-type="float">
            <text:p>0.9428983</text:p>
          </table:table-cell>
          <table:table-cell office:value-type="float" office:value="0.998107" calcext:value-type="float">
            <text:p>0.998107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0.7224527" calcext:value-type="float">
            <text:p>0.7224527</text:p>
          </table:table-cell>
          <table:table-cell office:value-type="float" office:value="0.7463937" calcext:value-type="float">
            <text:p>0.7463937</text:p>
          </table:table-cell>
          <table:table-cell office:value-type="float" office:value="0.7523408" calcext:value-type="float">
            <text:p>0.7523408</text:p>
          </table:table-cell>
          <table:table-cell office:value-type="float" office:value="0.761236" calcext:value-type="float">
            <text:p>0.761236</text:p>
          </table:table-cell>
          <table:table-cell office:value-type="float" office:value="0.7840691" calcext:value-type="float">
            <text:p>0.7840691</text:p>
          </table:table-cell>
          <table:table-cell office:value-type="float" office:value="0.7652627" calcext:value-type="float">
            <text:p>0.7652627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0.8114338" calcext:value-type="float">
            <text:p>0.8114338</text:p>
          </table:table-cell>
          <table:table-cell office:value-type="float" office:value="0.8543509" calcext:value-type="float">
            <text:p>0.8543509</text:p>
          </table:table-cell>
          <table:table-cell office:value-type="float" office:value="0.8253745" calcext:value-type="float">
            <text:p>0.8253745</text:p>
          </table:table-cell>
          <table:table-cell office:value-type="float" office:value="0.8534644" calcext:value-type="float">
            <text:p>0.8534644</text:p>
          </table:table-cell>
          <table:table-cell office:value-type="float" office:value="0.834453" calcext:value-type="float">
            <text:p>0.834453</text:p>
          </table:table-cell>
          <table:table-cell office:value-type="float" office:value="0.8518694" calcext:value-type="float">
            <text:p>0.851869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0.823882" calcext:value-type="float">
            <text:p>0.823882</text:p>
          </table:table-cell>
          <table:table-cell office:value-type="float" office:value="0.8189856" calcext:value-type="float">
            <text:p>0.8189856</text:p>
          </table:table-cell>
          <table:table-cell office:value-type="float" office:value="0.8164794" calcext:value-type="float">
            <text:p>0.8164794</text:p>
          </table:table-cell>
          <table:table-cell office:value-type="float" office:value="0.8103933" calcext:value-type="float">
            <text:p>0.8103933</text:p>
          </table:table-cell>
          <table:table-cell office:value-type="float" office:value="0.8368522" calcext:value-type="float">
            <text:p>0.8368522</text:p>
          </table:table-cell>
          <table:table-cell office:value-type="float" office:value="0.8073829" calcext:value-type="float">
            <text:p>0.807382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0.8340249" calcext:value-type="float">
            <text:p>0.8340249</text:p>
          </table:table-cell>
          <table:table-cell office:value-type="float" office:value="0.8562122" calcext:value-type="float">
            <text:p>0.8562122</text:p>
          </table:table-cell>
          <table:table-cell office:value-type="float" office:value="0.9040262" calcext:value-type="float">
            <text:p>0.9040262</text:p>
          </table:table-cell>
          <table:table-cell office:value-type="float" office:value="0.8366105" calcext:value-type="float">
            <text:p>0.8366105</text:p>
          </table:table-cell>
          <table:table-cell office:value-type="float" office:value="0.9136276" calcext:value-type="float">
            <text:p>0.9136276</text:p>
          </table:table-cell>
          <table:table-cell office:value-type="float" office:value="0.8745859" calcext:value-type="float">
            <text:p>0.874585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0.8142001" calcext:value-type="float">
            <text:p>0.8142001</text:p>
          </table:table-cell>
          <table:table-cell office:value-type="float" office:value="0.8217776" calcext:value-type="float">
            <text:p>0.8217776</text:p>
          </table:table-cell>
          <table:table-cell office:value-type="float" office:value="0.7879213" calcext:value-type="float">
            <text:p>0.7879213</text:p>
          </table:table-cell>
          <table:table-cell office:value-type="float" office:value="0.8099251" calcext:value-type="float">
            <text:p>0.8099251</text:p>
          </table:table-cell>
          <table:table-cell office:value-type="float" office:value="0.797025" calcext:value-type="float">
            <text:p>0.797025</text:p>
          </table:table-cell>
          <table:table-cell office:value-type="float" office:value="0.800284" calcext:value-type="float">
            <text:p>0.80028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0.945136" calcext:value-type="float">
            <text:p>0.945136</text:p>
          </table:table-cell>
          <table:table-cell office:value-type="float" office:value="0.8976268" calcext:value-type="float">
            <text:p>0.8976268</text:p>
          </table:table-cell>
          <table:table-cell office:value-type="float" office:value="0.9335206" calcext:value-type="float">
            <text:p>0.9335206</text:p>
          </table:table-cell>
          <table:table-cell office:value-type="float" office:value="0.9293071" calcext:value-type="float">
            <text:p>0.9293071</text:p>
          </table:table-cell>
          <table:table-cell office:value-type="float" office:value="0.9678503" calcext:value-type="float">
            <text:p>0.9678503</text:p>
          </table:table-cell>
          <table:table-cell office:value-type="float" office:value="0.8968292" calcext:value-type="float">
            <text:p>0.896829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0.8363301" calcext:value-type="float">
            <text:p>0.8363301</text:p>
          </table:table-cell>
          <table:table-cell office:value-type="float" office:value="0.8236389" calcext:value-type="float">
            <text:p>0.8236389</text:p>
          </table:table-cell>
          <table:table-cell office:value-type="float" office:value="0.8487828" calcext:value-type="float">
            <text:p>0.8487828</text:p>
          </table:table-cell>
          <table:table-cell office:value-type="float" office:value="0.8202247" calcext:value-type="float">
            <text:p>0.8202247</text:p>
          </table:table-cell>
          <table:table-cell office:value-type="float" office:value="0.8589251" calcext:value-type="float">
            <text:p>0.8589251</text:p>
          </table:table-cell>
          <table:table-cell office:value-type="float" office:value="0.8717463" calcext:value-type="float">
            <text:p>0.871746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0.9248502" calcext:value-type="float">
            <text:p>0.9248502</text:p>
          </table:table-cell>
          <table:table-cell office:value-type="float" office:value="0.9181014" calcext:value-type="float">
            <text:p>0.9181014</text:p>
          </table:table-cell>
          <table:table-cell office:value-type="float" office:value="0.954588" calcext:value-type="float">
            <text:p>0.954588</text:p>
          </table:table-cell>
          <table:table-cell office:value-type="float" office:value="0.9171348" calcext:value-type="float">
            <text:p>0.9171348</text:p>
          </table:table-cell>
          <table:table-cell office:value-type="float" office:value="0.952975" calcext:value-type="float">
            <text:p>0.952975</text:p>
          </table:table-cell>
          <table:table-cell office:value-type="float" office:value="0.943682" calcext:value-type="float">
            <text:p>0.943682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0.7570309" calcext:value-type="float">
            <text:p>0.7570309</text:p>
          </table:table-cell>
          <table:table-cell office:value-type="float" office:value="0.7738483" calcext:value-type="float">
            <text:p>0.7738483</text:p>
          </table:table-cell>
          <table:table-cell office:value-type="float" office:value="0.7677903" calcext:value-type="float">
            <text:p>0.7677903</text:p>
          </table:table-cell>
          <table:table-cell office:value-type="float" office:value="0.7153558" calcext:value-type="float">
            <text:p>0.7153558</text:p>
          </table:table-cell>
          <table:table-cell office:value-type="float" office:value="0.8013436" calcext:value-type="float">
            <text:p>0.8013436</text:p>
          </table:table-cell>
          <table:table-cell office:value-type="float" office:value="0.6928538" calcext:value-type="float">
            <text:p>0.6928538</text:p>
          </table:table-cell>
        </table:table-row>
        <table:table-row table:style-name="ro1">
          <table:table-cell office:value-type="string" calcext:value-type="string">
            <text:p>Saudi Arabia</text:p>
          </table:table-cell>
          <table:table-cell office:value-type="float" office:value="0.7538036" calcext:value-type="float">
            <text:p>0.7538036</text:p>
          </table:table-cell>
          <table:table-cell office:value-type="float" office:value="0.7575617" calcext:value-type="float">
            <text:p>0.7575617</text:p>
          </table:table-cell>
          <table:table-cell office:value-type="float" office:value="0.7279963" calcext:value-type="float">
            <text:p>0.7279963</text:p>
          </table:table-cell>
          <table:table-cell office:value-type="float" office:value="0.7397004" calcext:value-type="float">
            <text:p>0.7397004</text:p>
          </table:table-cell>
          <table:table-cell office:value-type="float" office:value="0.7456814" calcext:value-type="float">
            <text:p>0.7456814</text:p>
          </table:table-cell>
          <table:table-cell office:value-type="float" office:value="0.7415996" calcext:value-type="float">
            <text:p>0.741599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0.7731674" calcext:value-type="float">
            <text:p>0.7731674</text:p>
          </table:table-cell>
          <table:table-cell office:value-type="float" office:value="0.7933923" calcext:value-type="float">
            <text:p>0.7933923</text:p>
          </table:table-cell>
          <table:table-cell table:number-columns-repeated="2" office:value-type="float" office:value="0.8230337" calcext:value-type="float">
            <text:p>0.8230337</text:p>
          </table:table-cell>
          <table:table-cell office:value-type="float" office:value="0.8474088" calcext:value-type="float">
            <text:p>0.8474088</text:p>
          </table:table-cell>
          <table:table-cell office:value-type="float" office:value="0.8286796" calcext:value-type="float">
            <text:p>0.828679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0.8750576" calcext:value-type="float">
            <text:p>0.8750576</text:p>
          </table:table-cell>
          <table:table-cell office:value-type="float" office:value="0.8590042" calcext:value-type="float">
            <text:p>0.8590042</text:p>
          </table:table-cell>
          <table:table-cell office:value-type="float" office:value="0.8375468" calcext:value-type="float">
            <text:p>0.8375468</text:p>
          </table:table-cell>
          <table:table-cell office:value-type="float" office:value="0.8464419" calcext:value-type="float">
            <text:p>0.8464419</text:p>
          </table:table-cell>
          <table:table-cell office:value-type="float" office:value="0.8598848" calcext:value-type="float">
            <text:p>0.8598848</text:p>
          </table:table-cell>
          <table:table-cell office:value-type="float" office:value="0.8376716" calcext:value-type="float">
            <text:p>0.8376716</text:p>
          </table:table-cell>
        </table:table-row>
        <table:table-row table:style-name="ro1">
          <table:table-cell office:value-type="string" calcext:value-type="string">
            <text:p>South Korea</text:p>
          </table:table-cell>
          <table:table-cell office:value-type="float" office:value="0.8234209" calcext:value-type="float">
            <text:p>0.8234209</text:p>
          </table:table-cell>
          <table:table-cell office:value-type="float" office:value="0.8315496" calcext:value-type="float">
            <text:p>0.8315496</text:p>
          </table:table-cell>
          <table:table-cell office:value-type="float" office:value="0.829588" calcext:value-type="float">
            <text:p>0.829588</text:p>
          </table:table-cell>
          <table:table-cell office:value-type="float" office:value="0.832397" calcext:value-type="float">
            <text:p>0.832397</text:p>
          </table:table-cell>
          <table:table-cell office:value-type="float" office:value="0.8498081" calcext:value-type="float">
            <text:p>0.8498081</text:p>
          </table:table-cell>
          <table:table-cell office:value-type="float" office:value="0.8329389" calcext:value-type="float">
            <text:p>0.832938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0.9442139" calcext:value-type="float">
            <text:p>0.9442139</text:p>
          </table:table-cell>
          <table:table-cell office:value-type="float" office:value="0.9478827" calcext:value-type="float">
            <text:p>0.9478827</text:p>
          </table:table-cell>
          <table:table-cell office:value-type="float" office:value="0.9597378" calcext:value-type="float">
            <text:p>0.9597378</text:p>
          </table:table-cell>
          <table:table-cell office:value-type="float" office:value="0.9414794" calcext:value-type="float">
            <text:p>0.9414794</text:p>
          </table:table-cell>
          <table:table-cell office:value-type="float" office:value="0.9731286" calcext:value-type="float">
            <text:p>0.9731286</text:p>
          </table:table-cell>
          <table:table-cell office:value-type="float" office:value="0.9611926" calcext:value-type="float">
            <text:p>0.961192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0.8769018" calcext:value-type="float">
            <text:p>0.8769018</text:p>
          </table:table-cell>
          <table:table-cell office:value-type="float" office:value="0.8999535" calcext:value-type="float">
            <text:p>0.8999535</text:p>
          </table:table-cell>
          <table:table-cell office:value-type="float" office:value="0.8759363" calcext:value-type="float">
            <text:p>0.8759363</text:p>
          </table:table-cell>
          <table:table-cell office:value-type="float" office:value="0.8998127" calcext:value-type="float">
            <text:p>0.8998127</text:p>
          </table:table-cell>
          <table:table-cell office:value-type="float" office:value="0.9107486" calcext:value-type="float">
            <text:p>0.9107486</text:p>
          </table:table-cell>
          <table:table-cell office:value-type="float" office:value="0.8831046" calcext:value-type="float">
            <text:p>0.8831046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0.7869986" calcext:value-type="float">
            <text:p>0.7869986</text:p>
          </table:table-cell>
          <table:table-cell office:value-type="float" office:value="0.7631456" calcext:value-type="float">
            <text:p>0.7631456</text:p>
          </table:table-cell>
          <table:table-cell office:value-type="float" office:value="0.7574906" calcext:value-type="float">
            <text:p>0.7574906</text:p>
          </table:table-cell>
          <table:table-cell office:value-type="float" office:value="0.7724719" calcext:value-type="float">
            <text:p>0.7724719</text:p>
          </table:table-cell>
          <table:table-cell office:value-type="float" office:value="0.7783109" calcext:value-type="float">
            <text:p>0.7783109</text:p>
          </table:table-cell>
          <table:table-cell office:value-type="float" office:value="0.7681022" calcext:value-type="float">
            <text:p>0.7681022</text:p>
          </table:table-cell>
        </table:table-row>
        <table:table-row table:style-name="ro1">
          <table:table-cell office:value-type="string" calcext:value-type="string">
            <text:p>United States</text:p>
          </table:table-cell>
          <table:table-cell office:value-type="float" office:value="0.8284924" calcext:value-type="float">
            <text:p>0.8284924</text:p>
          </table:table-cell>
          <table:table-cell office:value-type="float" office:value="0.8655188" calcext:value-type="float">
            <text:p>0.8655188</text:p>
          </table:table-cell>
          <table:table-cell office:value-type="float" office:value="0.8174157" calcext:value-type="float">
            <text:p>0.8174157</text:p>
          </table:table-cell>
          <table:table-cell office:value-type="float" office:value="0.8160112" calcext:value-type="float">
            <text:p>0.8160112</text:p>
          </table:table-cell>
          <table:table-cell office:value-type="float" office:value="0.8258157" calcext:value-type="float">
            <text:p>0.8258157</text:p>
          </table:table-cell>
          <table:table-cell office:value-type="float" office:value="0.8286796" calcext:value-type="float">
            <text:p>0.828679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0.8925772" calcext:value-type="float">
            <text:p>0.8925772</text:p>
          </table:table-cell>
          <table:table-cell office:value-type="float" office:value="0.8599349" calcext:value-type="float">
            <text:p>0.8599349</text:p>
          </table:table-cell>
          <table:table-cell office:value-type="float" office:value="0.914794" calcext:value-type="float">
            <text:p>0.914794</text:p>
          </table:table-cell>
          <table:table-cell office:value-type="float" office:value="0.9002809" calcext:value-type="float">
            <text:p>0.9002809</text:p>
          </table:table-cell>
          <table:table-cell office:value-type="float" office:value="0.943858" calcext:value-type="float">
            <text:p>0.943858</text:p>
          </table:table-cell>
          <table:table-cell office:value-type="float" office:value="0.8831046" calcext:value-type="float">
            <text:p>0.8831046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0.8257261" calcext:value-type="float">
            <text:p>0.8257261</text:p>
          </table:table-cell>
          <table:table-cell office:value-type="float" office:value="0.8543509" calcext:value-type="float">
            <text:p>0.8543509</text:p>
          </table:table-cell>
          <table:table-cell office:value-type="float" office:value="0.8562734" calcext:value-type="float">
            <text:p>0.8562734</text:p>
          </table:table-cell>
          <table:table-cell office:value-type="float" office:value="0.82397" calcext:value-type="float">
            <text:p>0.82397</text:p>
          </table:table-cell>
          <table:table-cell office:value-type="float" office:value="0.8555662" calcext:value-type="float">
            <text:p>0.8555662</text:p>
          </table:table-cell>
          <table:table-cell office:value-type="float" office:value="0.8343587" calcext:value-type="float">
            <text:p>0.8343587</text:p>
          </table:table-cell>
        </table:table-row>
        <table:table-row table:style-name="ro1" table:number-rows-repeated="2">
          <table:table-cell table:style-name="Default" table:number-columns-repeated="2"/>
          <table:table-cell table:style-name="ce2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ce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7T18:04:36.173090805</dc:date>
    <meta:editing-duration>PT3M11S</meta:editing-duration>
    <meta:editing-cycles>1</meta:editing-cycles>
    <meta:document-statistic meta:table-count="1" meta:cell-count="231" meta:object-count="0"/>
    <meta:generator>LibreOffice/7.3.7.2$Linux_X86_64 LibreOffice_project/30$Build-2</meta:generator>
  </office:meta>
</office:document-meta>
</file>